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echo 'Largest process' | cat&gt;&gt;os4.txt</text:p>
      <text:p text:style-name="Standard"><text:s/>2 ps aux | sort -nrk 4 | head -n 1 | cat&gt;&gt;os4.txt</text:p>
      <text:p text:style-name="Standard"><text:s/>3 echo 'Smallest process' | cat&gt;&gt;os4.txt</text:p>
      <text:p text:style-name="Standard"><text:s/>4 ps aux | sort -nk 4 | head -n 1 | cat&gt;&gt;os4.txt</text:p>
      <text:p text:style-name="Standard"><text:s/>5 echo 'Oldest process' | cat&gt;&gt;os4.txt</text:p>
      <text:p text:style-name="Standard"><text:s/>6 ps aux | sort -nk 9 | head -n 2 |cat&gt;&gt;os4.txt</text:p>
      <text:p text:style-name="Standard"><text:s/>7 echo 'Youngest process' | cat&gt;&gt;os4.txt</text:p>
      <text:p text:style-name="Standard"><text:s/>8 ps aux | sort -nrk 9 | head -n 1 |cat&gt;&gt;os4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12:41.922171692</meta:creation-date>
    <dc:date>2018-11-12T11:12:58.832069524</dc:date>
    <meta:editing-duration>PT17S</meta:editing-duration>
    <meta:editing-cycles>1</meta:editing-cycles>
    <meta:document-statistic meta:table-count="0" meta:image-count="0" meta:object-count="0" meta:page-count="1" meta:paragraph-count="8" meta:word-count="74" meta:character-count="356" meta:non-whitespace-character-count="283"/>
    <meta:generator>LibreOffice/6.0.6.2$Linux_X86_64 LibreOffice_project/00m0$Build-2</meta:generator>
  </office:meta>
</office:document-meta>
</file>